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5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5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Jukebox</text:span><text:span text:style-name="T2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4">Εγχειρίδιο</text:span><text:span text:style-name="T5"><text:s/></text:span><text:span text:style-name="T6">χρήσης</text:span></text:p>
      <text:p text:style-name="P3"><text:span text:style-name="T7"/></text:p>
      <text:p text:style-name="P4"><draw:frame text:anchor-type="as-char" svg:width="170.13mm" svg:height="95.51mm" style:rel-width="scale" style:rel-height="scale"><draw:object-ole xlink:href="OleObj1"/><draw:image xlink:href="ObjectReplacements/OleObj1"/></draw:frame><text:span text:style-name="T7"/></text:p>
      <text:p text:style-name="P4"><text:span text:style-name="T8">Έδω</text:span><text:span text:style-name="T9"><text:s/></text:span><text:span text:style-name="T10">βλεπουμε</text:span><text:span text:style-name="T11"><text:s/></text:span><text:span text:style-name="T12">το</text:span><text:span text:style-name="T13"><text:s/></text:span><text:span text:style-name="T14">μενού</text:span><text:span text:style-name="T15"><text:s/></text:span><text:span text:style-name="T16">της</text:span><text:span text:style-name="T17"><text:s/></text:span><text:span text:style-name="T18">εφαρμογής</text:span><text:span text:style-name="T19">,<text:s/></text:span><text:span text:style-name="T20">το</text:span><text:span text:style-name="T21"><text:s/></text:span><text:span text:style-name="T22">οποίο</text:span><text:span text:style-name="T23"><text:s/></text:span><text:span text:style-name="T24">περιέχει</text:span><text:span text:style-name="T25"><text:s/></text:span><text:span text:style-name="T26">δέκα</text:span><text:span text:style-name="T27"><text:s/></text:span><text:span text:style-name="T28">buttons<text:s/></text:span><text:span text:style-name="T29">και</text:span><text:span text:style-name="T30"><text:s/></text:span><text:span text:style-name="T31">ένα</text:span><text:span text:style-name="T32"><text:s/></text:span><text:span text:style-name="T33">label</text:span><text:span text:style-name="T34">,<text:s/></text:span><text:span text:style-name="T35">το</text:span><text:span text:style-name="T36"><text:s/></text:span><text:span text:style-name="T37">οποίο</text:span><text:span text:style-name="T38"><text:s/></text:span><text:span text:style-name="T39">αλλάζει</text:span><text:span text:style-name="T40"><text:s/></text:span><text:span text:style-name="T41">δυναμικά</text:span><text:span text:style-name="T42"><text:s/></text:span><text:span text:style-name="T43">ανάλογα</text:span><text:span text:style-name="T44"><text:s/></text:span><text:span text:style-name="T45">με</text:span><text:span text:style-name="T46"><text:s/></text:span><text:span text:style-name="T47">τις</text:span><text:span text:style-name="T48"><text:s/></text:span><text:span text:style-name="T49">ενέργειες</text:span><text:span text:style-name="T50"><text:s/></text:span><text:span text:style-name="T51">του</text:span><text:span text:style-name="T52"><text:s/></text:span><text:span text:style-name="T53">χρήστη</text:span><text:span text:style-name="T54">.<text:s/></text:span><text:span text:style-name="T55">Στην</text:span><text:span text:style-name="T56"><text:s/></text:span><text:span text:style-name="T57">αρχή</text:span><text:span text:style-name="T58">,<text:s/></text:span><text:span text:style-name="T59">ο</text:span><text:span text:style-name="T60"><text:s/></text:span><text:span text:style-name="T61">χρήστης</text:span><text:span text:style-name="T62"><text:s/></text:span><text:span text:style-name="T63">πρεπεί</text:span><text:span text:style-name="T64"><text:s/></text:span><text:span text:style-name="T65">ΠΡΩΤΑ</text:span><text:span text:style-name="T66"><text:s/></text:span><text:span text:style-name="T67">να</text:span><text:span text:style-name="T68"><text:s/></text:span><text:span text:style-name="T69">επιλέξει</text:span><text:span text:style-name="T70"><text:s/></text:span><text:span text:style-name="T71">είτε</text:span><text:span text:style-name="T72"><text:s/></text:span><text:span text:style-name="T73">το</text:span><text:span text:style-name="T74"><text:s/></text:span><text:span text:style-name="T75">κουμπι</text:span><text:span text:style-name="T76"><text:s/></text:span><text:span text:style-name="T77">Select folder</text:span><text:span text:style-name="T78">,<text:s/></text:span><text:span text:style-name="T79">μέσω</text:span><text:span text:style-name="T80"><text:s/></text:span><text:span text:style-name="T81">του</text:span><text:span text:style-name="T82"><text:s/></text:span><text:span text:style-name="T83">οποίου</text:span><text:span text:style-name="T84"><text:s/></text:span><text:span text:style-name="T85">θα</text:span><text:span text:style-name="T86"><text:s/></text:span><text:span text:style-name="T87">επιλέξει</text:span><text:span text:style-name="T88"><text:s/></text:span><text:span text:style-name="T89">τον</text:span><text:span text:style-name="T90"><text:s/></text:span><text:span text:style-name="T91">φάκελο</text:span><text:span text:style-name="T92"><text:s/></text:span><text:span text:style-name="T93">που</text:span><text:span text:style-name="T94"><text:s/></text:span><text:span text:style-name="T95">επιθυμεί</text:span><text:span text:style-name="T96">,<text:s/></text:span><text:span text:style-name="T97">ο</text:span><text:span text:style-name="T98"><text:s/></text:span><text:span text:style-name="T99">οποίος</text:span><text:span text:style-name="T100"><text:s/></text:span><text:span text:style-name="T101">περιέχει</text:span><text:span text:style-name="T102"><text:s/></text:span><text:span text:style-name="T103">τα</text:span><text:span text:style-name="T104"><text:s/></text:span><text:span text:style-name="T105">τραγουδία</text:span><text:span text:style-name="T106"><text:s/></text:span><text:span text:style-name="T107">και</text:span><text:span text:style-name="T108"><text:s/></text:span><text:span text:style-name="T109">έτσι</text:span><text:span text:style-name="T110"><text:s/></text:span><text:span text:style-name="T111">μέσα</text:span><text:span text:style-name="T112"><text:s/></text:span><text:span text:style-name="T113">από</text:span><text:span text:style-name="T114"><text:s/></text:span><text:span text:style-name="T115">αυτόν</text:span><text:span text:style-name="T116"><text:s/></text:span><text:span text:style-name="T117">τον</text:span><text:span text:style-name="T118"><text:s/></text:span><text:span text:style-name="T119">φάκελο</text:span><text:span text:style-name="T120"><text:s/></text:span><text:span text:style-name="T121">θα</text:span><text:span text:style-name="T122"><text:s/></text:span><text:span text:style-name="T123">δημιουργηθεί</text:span><text:span text:style-name="T124"><text:s/></text:span><text:span text:style-name="T125">η</text:span><text:span text:style-name="T126"><text:s/></text:span><text:span text:style-name="T127">λίστα</text:span><text:span text:style-name="T128"><text:s/></text:span><text:span text:style-name="T129">των</text:span><text:span text:style-name="T130"><text:s/></text:span><text:span text:style-name="T131">κομματιών</text:span><text:span text:style-name="T132">,<text:s/></text:span><text:span text:style-name="T133">είτε</text:span><text:span text:style-name="T134"><text:s/></text:span><text:span text:style-name="T135">να</text:span><text:span text:style-name="T136"><text:s/></text:span><text:span text:style-name="T137">επιλέξει</text:span><text:span text:style-name="T138"><text:s/></text:span><text:span text:style-name="T139">το</text:span><text:span text:style-name="T140"><text:s/></text:span><text:span text:style-name="T141">κουμπί</text:span><text:span text:style-name="T142"><text:s/></text:span><text:span text:style-name="T143">Select M3u file,<text:s/></text:span><text:span text:style-name="T144">έτσι</text:span><text:span text:style-name="T145"><text:s/></text:span><text:span text:style-name="T146">ώστε</text:span><text:span text:style-name="T147"><text:s/></text:span><text:span text:style-name="T148">να</text:span><text:span text:style-name="T149"><text:s/></text:span><text:span text:style-name="T150">επιλέξει</text:span><text:span text:style-name="T151"><text:s/></text:span><text:span text:style-name="T152">το</text:span><text:span text:style-name="T153"><text:s/>m3u file<text:s/></text:span><text:span text:style-name="T154">το</text:span><text:span text:style-name="T155"><text:s/></text:span><text:span text:style-name="T156">οποίο</text:span><text:span text:style-name="T157"><text:s/></text:span><text:span text:style-name="T158">επιθυμεί</text:span><text:span text:style-name="T159"><text:s/></text:span><text:span text:style-name="T160">και</text:span><text:span text:style-name="T161"><text:s/></text:span><text:span text:style-name="T162">να</text:span><text:span text:style-name="T163"><text:s/></text:span><text:span text:style-name="T164">δημιουργηθεί</text:span><text:span text:style-name="T165"><text:s/></text:span><text:span text:style-name="T166">η</text:span><text:span text:style-name="T167"><text:s/></text:span><text:span text:style-name="T168">αντίστοιχη</text:span><text:span text:style-name="T169"><text:s/></text:span><text:span text:style-name="T170">λίστα</text:span><text:span text:style-name="T171">,<text:s/></text:span><text:span text:style-name="T172">η</text:span><text:span text:style-name="T173"><text:s/></text:span><text:span text:style-name="T174">οποία</text:span><text:span text:style-name="T175"><text:s/></text:span><text:span text:style-name="T176">θα</text:span><text:span text:style-name="T177"><text:s/></text:span><text:span text:style-name="T178">περιέχει</text:span><text:span text:style-name="T179"><text:s/></text:span><text:span text:style-name="T180">τα</text:span><text:span text:style-name="T181"><text:s/></text:span><text:span text:style-name="T182">κομμάτια</text:span><text:span text:style-name="T183"><text:s/></text:span><text:span text:style-name="T184">του</text:span><text:span text:style-name="T185"><text:s/></text:span><text:span text:style-name="T186">συγκεκριμένου</text:span><text:span text:style-name="T187"><text:s/>m3u file.</text:span></text:p>
      <text:p text:style-name="P4"><text:span text:style-name="T188"/></text:p>
      <text:p text:style-name="P4"><text:span text:style-name="T188"/></text:p>
      <text:list text:style-name="L5">
        <text:list-item>
          <text:p text:style-name="P5"><text:span text:style-name="T189">Παράδειγμα</text:span><text:span text:style-name="T190"><text:s/></text:span><text:span text:style-name="T191">υλοποίησης</text:span><text:span text:style-name="T192"><text:s/></text:span><text:span text:style-name="T193">όταν</text:span><text:span text:style-name="T194"><text:s/></text:span><text:span text:style-name="T195">ο</text:span><text:span text:style-name="T196"><text:s/></text:span><text:span text:style-name="T197">χρήστης</text:span><text:span text:style-name="T198"><text:s/></text:span><text:span text:style-name="T199">επιλέξει</text:span><text:span text:style-name="T200"><text:s/></text:span><text:span text:style-name="T201">να</text:span><text:span text:style-name="T202"><text:s/></text:span><text:span text:style-name="T203">δημιουργήσει</text:span><text:span text:style-name="T204"><text:s/></text:span><text:span text:style-name="T205">την</text:span><text:span text:style-name="T206"><text:s/></text:span><text:span text:style-name="T207">λίστα</text:span><text:span text:style-name="T208"><text:s/></text:span><text:span text:style-name="T209">μέσω</text:span><text:span text:style-name="T210"><text:s/></text:span><text:span text:style-name="T211">ενός</text:span><text:span text:style-name="T212"><text:s/></text:span><text:span text:style-name="T213">φακέλου</text:span><text:span text:style-name="T214">:</text:span><text:span text:style-name="T215"><text:s/></text:span></text:p>
        </text:list-item>
      </text:list>
      <text:p text:style-name="P6"><draw:frame text:anchor-type="as-char" svg:width="163.78mm" svg:height="92.08mm" style:rel-width="scale" style:rel-height="scale"><draw:object-ole xlink:href="OleObj2"/><draw:image xlink:href="ObjectReplacements/OleObj2"/></draw:frame><text:span text:style-name="T216"/></text:p>
      <text:p text:style-name="P6"><text:span text:style-name="T217">Ο</text:span><text:span text:style-name="T218"><text:s/></text:span><text:span text:style-name="T219">χρήστης</text:span><text:span text:style-name="T220"><text:s/></text:span><text:span text:style-name="T221">επιλέγει</text:span><text:span text:style-name="T222"><text:s/></text:span><text:span text:style-name="T223">τον</text:span><text:span text:style-name="T224"><text:s/></text:span><text:span text:style-name="T225">φάκελο</text:span><text:span text:style-name="T226"><text:s/></text:span><text:span text:style-name="T227">τον</text:span><text:span text:style-name="T228"><text:s/></text:span><text:span text:style-name="T229">οποίο</text:span><text:span text:style-name="T230"><text:s/></text:span><text:span text:style-name="T231">επιθυμεί</text:span><text:span text:style-name="T232"><text:s/></text:span><text:span text:style-name="T233">και</text:span><text:span text:style-name="T234"><text:s/></text:span><text:span text:style-name="T235">πατάει</text:span><text:span text:style-name="T236"><text:s/></text:span><text:span text:style-name="T237">το</text:span><text:span text:style-name="T238"><text:s/></text:span><text:span text:style-name="T239">κουμπί</text:span><text:span text:style-name="T240"><text:s/>open.<text:s/></text:span><text:span text:style-name="T241">Μολίς</text:span><text:span text:style-name="T242"><text:s/></text:span><text:span text:style-name="T243">επιλέξει</text:span><text:span text:style-name="T244"><text:s/></text:span><text:span text:style-name="T245">τον</text:span><text:span text:style-name="T246"><text:s/></text:span><text:span text:style-name="T247">φάκελο</text:span><text:span text:style-name="T248">,<text:s/></text:span><text:span text:style-name="T249">έχει</text:span><text:span text:style-name="T250"><text:s/></text:span><text:span text:style-name="T251">ήδη</text:span><text:span text:style-name="T252"><text:s/></text:span><text:span text:style-name="T253">δημιουργηθεί</text:span><text:span text:style-name="T254"><text:s/></text:span><text:span text:style-name="T255">η</text:span><text:span text:style-name="T256"><text:s/></text:span><text:span text:style-name="T257">λίστα</text:span><text:span text:style-name="T258"><text:s/></text:span><text:span text:style-name="T259">με</text:span><text:span text:style-name="T260"><text:s/></text:span><text:span text:style-name="T261">τα</text:span><text:span text:style-name="T262"><text:s/></text:span><text:span text:style-name="T263">τραγούδια</text:span><text:span text:style-name="T264">.</text:span></text:p>
      <text:p text:style-name="P6"><text:span text:style-name="T265"/></text:p>
      <text:p text:style-name="P6"><text:span text:style-name="T266">Στην</text:span><text:span text:style-name="T267"><text:s/></text:span><text:span text:style-name="T268">συνέχεια</text:span><text:span text:style-name="T269">,<text:s/></text:span><text:span text:style-name="T270">μπορεί</text:span><text:span text:style-name="T271"><text:s/></text:span><text:span text:style-name="T272">να</text:span><text:span text:style-name="T273"><text:s/></text:span><text:span text:style-name="T274">δει</text:span><text:span text:style-name="T275"><text:s/></text:span><text:span text:style-name="T276">την</text:span><text:span text:style-name="T277"><text:s/></text:span><text:span text:style-name="T278">λίστα</text:span><text:span text:style-name="T279"><text:s/></text:span><text:span text:style-name="T280">που</text:span><text:span text:style-name="T281"><text:s/></text:span><text:span text:style-name="T282">δημιουργήθηκε</text:span><text:span text:style-name="T283"><text:s/></text:span><text:span text:style-name="T284">με</text:span><text:span text:style-name="T285"><text:s/></text:span><text:span text:style-name="T286">τα</text:span><text:span text:style-name="T287"><text:s/></text:span><text:span text:style-name="T288">κομματια</text:span><text:span text:style-name="T289">,<text:s/></text:span><text:span text:style-name="T290">εφόσον</text:span><text:span text:style-name="T291"><text:s/></text:span><text:span text:style-name="T292">πατήσει</text:span><text:span text:style-name="T293"><text:s/></text:span><text:span text:style-name="T294">το</text:span><text:span text:style-name="T295"><text:s/></text:span><text:span text:style-name="T296">κουμπί</text:span><text:span text:style-name="T297"><text:s/></text:span><text:span text:style-name="T298">Select mp3</text:span><text:span text:style-name="T299">.<text:s/></text:span><text:span text:style-name="T300">Μόλις</text:span><text:span text:style-name="T301"><text:s/></text:span><text:span text:style-name="T302">πατήσει</text:span><text:span text:style-name="T303"><text:s/></text:span><text:span text:style-name="T304">το</text:span><text:span text:style-name="T305"><text:s/></text:span><text:span text:style-name="T306">συγκεκριμένο</text:span><text:span text:style-name="T307"><text:s/></text:span><text:span text:style-name="T308">κουμπί</text:span><text:span text:style-name="T309">,<text:s/></text:span><text:span text:style-name="T310">θα</text:span><text:span text:style-name="T311"><text:s/></text:span><text:span text:style-name="T312">εμφανιστεί</text:span><text:span text:style-name="T313"><text:s/></text:span><text:span text:style-name="T314">η</text:span><text:span text:style-name="T315"><text:s/></text:span><text:span text:style-name="T316">λίστα</text:span><text:span text:style-name="T317"><text:s/></text:span><text:span text:style-name="T318">ως</text:span><text:span text:style-name="T319"><text:s/></text:span><text:span text:style-name="T320">εξής</text:span><text:span text:style-name="T321">(</text:span><text:span text:style-name="T322">Στο</text:span><text:span text:style-name="T323"><text:s/></text:span><text:span text:style-name="T324">δικό</text:span><text:span text:style-name="T325"><text:s/></text:span><text:span text:style-name="T326">μου</text:span><text:span text:style-name="T327"><text:s/></text:span><text:span text:style-name="T328">παράδειγμα</text:span><text:span text:style-name="T329"><text:s/></text:span><text:span text:style-name="T330">ο</text:span><text:span text:style-name="T331"><text:s/></text:span><text:span text:style-name="T332">φάκελος</text:span><text:span text:style-name="T333"><text:s/></text:span><text:span text:style-name="T334">περιέχει</text:span><text:span text:style-name="T335"><text:s/></text:span><text:span text:style-name="T336">τα</text:span><text:span text:style-name="T337"><text:s/></text:span><text:span text:style-name="T338">παρακάτω</text:span><text:span text:style-name="T339"><text:s/></text:span><text:span text:style-name="T340">κομμάτια</text:span><text:span text:style-name="T341">,<text:s/></text:span><text:span text:style-name="T342">συν</text:span><text:span text:style-name="T343"><text:s/></text:span><text:span text:style-name="T344">κάποια</text:span><text:span text:style-name="T345"><text:s/></text:span><text:span text:style-name="T346">αλλά</text:span><text:span text:style-name="T347"><text:s/></text:span><text:span text:style-name="T348">αρχεία</text:span><text:span text:style-name="T349"><text:s/></text:span><text:span text:style-name="T350">τα</text:span><text:span text:style-name="T351"><text:s/></text:span><text:span text:style-name="T352">οποία</text:span><text:span text:style-name="T353"><text:s/></text:span><text:span text:style-name="T354">όμως</text:span><text:span text:style-name="T355"><text:s/></text:span><text:span text:style-name="T356">έχουν</text:span><text:span text:style-name="T357"><text:s/></text:span><text:span text:style-name="T358">απορριφθεί</text:span><text:span text:style-name="T359">):</text:span></text:p>
      <text:p text:style-name="P6"><draw:frame text:anchor-type="as-char" svg:width="170.13mm" svg:height="95.51mm" style:rel-width="scale" style:rel-height="scale"><draw:object-ole xlink:href="OleObj3"/><draw:image xlink:href="ObjectReplacements/OleObj3"/></draw:frame><text:span text:style-name="T360"/></text:p>
      <text:p text:style-name="P6"><text:span text:style-name="T360"/></text:p>
      <text:p text:style-name="P6"><text:span text:style-name="T360"/></text:p>
      <text:p text:style-name="P6"><text:span text:style-name="T361">Βλέπουμε</text:span><text:span text:style-name="T362">,<text:s/></text:span><text:span text:style-name="T363">πως</text:span><text:span text:style-name="T364"><text:s/></text:span><text:span text:style-name="T365">εμφανίζονται</text:span><text:span text:style-name="T366"><text:s/></text:span><text:span text:style-name="T367">τα</text:span><text:span text:style-name="T368"><text:s/></text:span><text:span text:style-name="T369">κομμάτια</text:span><text:span text:style-name="T370"><text:s/></text:span><text:span text:style-name="T371">προς</text:span><text:span text:style-name="T372"><text:s/></text:span><text:span text:style-name="T373">επιλογή</text:span><text:span text:style-name="T374"><text:s/></text:span><text:span text:style-name="T375">και</text:span><text:span text:style-name="T376"><text:s/></text:span><text:span text:style-name="T377">επίσης</text:span><text:span text:style-name="T378"><text:s/></text:span><text:span text:style-name="T379">εμφανίζεται</text:span><text:span text:style-name="T380"><text:s/></text:span><text:span text:style-name="T381">ένα</text:span><text:span text:style-name="T382"><text:s/></text:span><text:span text:style-name="T383">ακόμη</text:span><text:span text:style-name="T384"><text:s/></text:span><text:span text:style-name="T385">παράθυρο</text:span><text:span text:style-name="T386">,<text:s/></text:span><text:span text:style-name="T387">το</text:span><text:span text:style-name="T388"><text:s/></text:span><text:span text:style-name="T389">οποίο</text:span><text:span text:style-name="T390"><text:s/></text:span><text:span text:style-name="T391">περιέχει</text:span><text:span text:style-name="T392"><text:s/></text:span><text:span text:style-name="T393">ένα</text:span><text:span text:style-name="T394"><text:s/></text:span><text:span text:style-name="T395">Jtable,<text:s/></text:span><text:span text:style-name="T396">μέσα</text:span><text:span text:style-name="T397"><text:s/></text:span><text:span text:style-name="T398">στο</text:span><text:span text:style-name="T399"><text:s/></text:span><text:span text:style-name="T400">οποίο</text:span><text:span text:style-name="T401"><text:s/></text:span><text:span text:style-name="T402">έχουμε</text:span><text:span text:style-name="T403"><text:s/></text:span><text:span text:style-name="T404">εισάγει</text:span><text:span text:style-name="T405"><text:s/></text:span><text:span text:style-name="T406">τα</text:span><text:span text:style-name="T407"><text:s/></text:span><text:span text:style-name="T408">μεταδεδομένα</text:span><text:span text:style-name="T409"><text:s/></text:span><text:span text:style-name="T410">για</text:span><text:span text:style-name="T411"><text:s/></text:span><text:span text:style-name="T412">κάθε</text:span><text:span text:style-name="T413"><text:s/></text:span><text:span text:style-name="T414">τραγούδι</text:span><text:span text:style-name="T415">,<text:s/></text:span><text:span text:style-name="T416">ώστε</text:span><text:span text:style-name="T417"><text:s/></text:span><text:span text:style-name="T418">ο</text:span><text:span text:style-name="T419"><text:s/></text:span><text:span text:style-name="T420">χρήστης</text:span><text:span text:style-name="T421"><text:s/></text:span><text:span text:style-name="T422">να</text:span><text:span text:style-name="T423"><text:s/></text:span><text:span text:style-name="T424">έχει</text:span><text:span text:style-name="T425"><text:s/></text:span><text:span text:style-name="T426">επιπλέον</text:span><text:span text:style-name="T427"><text:s/></text:span><text:span text:style-name="T428">πληροφορίες</text:span><text:span text:style-name="T429"><text:s/></text:span><text:span text:style-name="T430">για</text:span><text:span text:style-name="T431"><text:s/></text:span><text:span text:style-name="T432">τα</text:span><text:span text:style-name="T433"><text:s/></text:span><text:span text:style-name="T434">κομμάτια</text:span><text:span text:style-name="T435">.<text:s/></text:span><text:span text:style-name="T436">Ο</text:span><text:span text:style-name="T437"><text:s/></text:span><text:span text:style-name="T438">χρήστης</text:span><text:span text:style-name="T439">,<text:s/></text:span><text:span text:style-name="T440">επιλέγει</text:span><text:span text:style-name="T441"><text:s/></text:span><text:span text:style-name="T442">ένα</text:span><text:span text:style-name="T443"><text:s/></text:span><text:span text:style-name="T444">απο</text:span><text:span text:style-name="T445"><text:s/></text:span><text:span text:style-name="T446">τα</text:span><text:span text:style-name="T447"><text:s/></text:span><text:span text:style-name="T448">διαθέσιμα</text:span><text:span text:style-name="T449"><text:s/></text:span><text:span text:style-name="T450">κομμάτια</text:span><text:span text:style-name="T451"><text:s/></text:span><text:span text:style-name="T452">και</text:span><text:span text:style-name="T453"><text:s/></text:span><text:span text:style-name="T454">πατάει</text:span><text:span text:style-name="T455"><text:s/></text:span><text:span text:style-name="T456">το</text:span><text:span text:style-name="T457"><text:s/></text:span><text:span text:style-name="T458">κουμπί</text:span><text:span text:style-name="T459"><text:s/>open.<text:s/></text:span><text:span text:style-name="T460">Πλέον</text:span><text:span text:style-name="T461"><text:s/></text:span><text:span text:style-name="T462">ο</text:span><text:span text:style-name="T463"><text:s/></text:span><text:span text:style-name="T464">χρήστης</text:span><text:span text:style-name="T465">,<text:s/></text:span><text:span text:style-name="T466">μπορεί</text:span><text:span text:style-name="T467"><text:s/></text:span><text:span text:style-name="T468">να</text:span><text:span text:style-name="T469"><text:s/></text:span><text:span text:style-name="T470">ακούσει</text:span><text:span text:style-name="T471"><text:s/></text:span><text:span text:style-name="T472">το</text:span><text:span text:style-name="T473"><text:s/></text:span><text:span text:style-name="T474">συγκεκριμένο</text:span><text:span text:style-name="T475"><text:s/></text:span><text:span text:style-name="T476">κομμάτι</text:span><text:span text:style-name="T477">.</text:span></text:p>
      <text:p text:style-name="P6"><text:span text:style-name="T478"/></text:p>
      <text:list text:style-name="L7">
        <text:list-item>
          <text:p text:style-name="P7"><text:span text:style-name="T479">Παράδειγμα</text:span><text:span text:style-name="T480"><text:s/></text:span><text:span text:style-name="T481">υλοποίησης</text:span><text:span text:style-name="T482"><text:s/></text:span><text:span text:style-name="T483">όταν</text:span><text:span text:style-name="T484"><text:s/></text:span><text:span text:style-name="T485">ο</text:span><text:span text:style-name="T486"><text:s/></text:span><text:span text:style-name="T487">χρήστης</text:span><text:span text:style-name="T488"><text:s/></text:span><text:span text:style-name="T489">επιλέξει</text:span><text:span text:style-name="T490"><text:s/></text:span><text:span text:style-name="T491">να</text:span><text:span text:style-name="T492"><text:s/></text:span><text:span text:style-name="T493">δημιουργήσει</text:span><text:span text:style-name="T494"><text:s/></text:span><text:span text:style-name="T495">την</text:span><text:span text:style-name="T496"><text:s/></text:span><text:span text:style-name="T497">λίστα</text:span><text:span text:style-name="T498"><text:s/></text:span><text:span text:style-name="T499">μέσω</text:span><text:span text:style-name="T500"><text:s/></text:span><text:span text:style-name="T501">ενός</text:span><text:span text:style-name="T502"><text:s/>m3u file:</text:span><text:span text:style-name="T503"><text:s/></text:span><text:span text:style-name="T504">Ο</text:span><text:span text:style-name="T505"><text:s/></text:span><text:span text:style-name="T506">χρήστης</text:span><text:span text:style-name="T507"><text:s/></text:span><text:span text:style-name="T508">πατάει</text:span><text:span text:style-name="T509"><text:s/></text:span><text:span text:style-name="T510">το</text:span><text:span text:style-name="T511"><text:s/></text:span><text:span text:style-name="T512">κουμπί</text:span><text:span text:style-name="T513"><text:s/></text:span><text:span text:style-name="T514">Select M3u file<text:s/></text:span><text:span text:style-name="T515">και</text:span><text:span text:style-name="T516"><text:s/></text:span><text:span text:style-name="T517">μπορεί</text:span><text:span text:style-name="T518"><text:s/></text:span><text:span text:style-name="T519">να</text:span><text:span text:style-name="T520"><text:s/></text:span><text:span text:style-name="T521">επιλέξει</text:span><text:span text:style-name="T522"><text:s/></text:span><text:span text:style-name="T523">ένα</text:span><text:span text:style-name="T524"><text:s/></text:span><text:span text:style-name="T525">M3u file.</text:span></text:p>
        </text:list-item>
      </text:list>
      <text:p text:style-name="P8"><draw:frame text:anchor-type="as-char" svg:width="163.78mm" svg:height="92.08mm" style:rel-width="scale" style:rel-height="scale"><draw:object-ole xlink:href="OleObj4"/><draw:image xlink:href="ObjectReplacements/OleObj4"/></draw:frame><text:span text:style-name="T526"/></text:p>
      <text:p text:style-name="P8"><text:span text:style-name="T527">Εφόσον</text:span><text:span text:style-name="T528"><text:s/></text:span><text:span text:style-name="T529">το</text:span><text:span text:style-name="T530"><text:s/></text:span><text:span text:style-name="T531">επιλέξει</text:span><text:span text:style-name="T532">,<text:s/></text:span><text:span text:style-name="T533">μπορεί</text:span><text:span text:style-name="T534"><text:s/></text:span><text:span text:style-name="T535">πλέον</text:span><text:span text:style-name="T536"><text:s/></text:span><text:span text:style-name="T537">να</text:span><text:span text:style-name="T538"><text:s/></text:span><text:span text:style-name="T539">δει</text:span><text:span text:style-name="T540"><text:s/></text:span><text:span text:style-name="T541">την</text:span><text:span text:style-name="T542"><text:s/></text:span><text:span text:style-name="T543">λίστα</text:span><text:span text:style-name="T544"><text:s/></text:span><text:span text:style-name="T545">με</text:span><text:span text:style-name="T546"><text:s/></text:span><text:span text:style-name="T547">τα</text:span><text:span text:style-name="T548"><text:s/></text:span><text:span text:style-name="T549">τραγούδια</text:span><text:span text:style-name="T550"><text:s/></text:span><text:span text:style-name="T551">πατώντας</text:span><text:span text:style-name="T552"><text:s/></text:span><text:span text:style-name="T553">το</text:span><text:span text:style-name="T554"><text:s/></text:span><text:span text:style-name="T555">κουμπί</text:span><text:span text:style-name="T556"><text:s/></text:span><text:span text:style-name="T557">Select<text:s/></text:span><draw:frame text:anchor-type="as-char" svg:width="177.01mm" svg:height="95.51mm" style:rel-width="scale" style:rel-height="scale"><draw:object-ole xlink:href="OleObj5"/><draw:image xlink:href="ObjectReplacements/OleObj5"/></draw:frame><text:span text:style-name="T557">mp3</text:span><text:span text:style-name="T558">.</text:span></text:p>
      <text:p text:style-name="P8"><text:span text:style-name="T559"/></text:p>
      <text:p text:style-name="P8"><text:span text:style-name="T560">Βλέπουμε</text:span><text:span text:style-name="T561"><text:s/></text:span><text:span text:style-name="T562">πως</text:span><text:span text:style-name="T563"><text:s/></text:span><text:span text:style-name="T564">εμφανίζονται</text:span><text:span text:style-name="T565"><text:s/></text:span><text:span text:style-name="T566">δύο</text:span><text:span text:style-name="T567"><text:s/></text:span><text:span text:style-name="T568">νέα</text:span><text:span text:style-name="T569"><text:s/></text:span><text:span text:style-name="T570">παράθυρα</text:span><text:span text:style-name="T571">,<text:s/></text:span><text:span text:style-name="T572">το</text:span><text:span text:style-name="T573"><text:s/></text:span><text:span text:style-name="T574">ένα</text:span><text:span text:style-name="T575"><text:s/></text:span><text:span text:style-name="T576">περιέχει</text:span><text:span text:style-name="T577"><text:s/></text:span><text:span text:style-name="T578">τα</text:span><text:span text:style-name="T579"><text:s/></text:span><text:span text:style-name="T580">ονόματα</text:span><text:span text:style-name="T581"><text:s/></text:span><text:span text:style-name="T582">των</text:span><text:span text:style-name="T583"><text:s/>mp3 files(</text:span><text:span text:style-name="T584">Σε</text:span><text:span text:style-name="T585"><text:s/></text:span><text:span text:style-name="T586">μια</text:span><text:span text:style-name="T587"><text:s/></text:span><text:span text:style-name="T588">Jlist</text:span><text:span text:style-name="T589">)<text:s/></text:span><text:span text:style-name="T590">τα</text:span><text:span text:style-name="T591"><text:s/></text:span><text:span text:style-name="T592">οποία</text:span><text:span text:style-name="T593"><text:s/></text:span><text:span text:style-name="T594">περιείχε</text:span><text:span text:style-name="T595"><text:s/></text:span><text:span text:style-name="T596">το</text:span><text:span text:style-name="T597"><text:s/></text:span><text:span text:style-name="T598">m3u file,</text:span><text:span text:style-name="T599"><text:s/></text:span><text:span text:style-name="T600">από</text:span><text:span text:style-name="T601"><text:s/></text:span><text:span text:style-name="T602">τα</text:span><text:span text:style-name="T603"><text:s/></text:span><text:span text:style-name="T604">οποία</text:span><text:span text:style-name="T605"><text:s/></text:span><text:span text:style-name="T606">ο</text:span><text:span text:style-name="T607"><text:s/></text:span><text:span text:style-name="T608">χρήστης</text:span><text:span text:style-name="T609"><text:s/></text:span><text:span text:style-name="T610">μπορεί</text:span><text:span text:style-name="T611"><text:s/></text:span><text:span text:style-name="T612">να</text:span><text:span text:style-name="T613"><text:s/></text:span><text:span text:style-name="T614">επιλέξει</text:span><text:span text:style-name="T615"><text:s/></text:span><text:span text:style-name="T616">κάποιο</text:span><text:span text:style-name="T617"><text:s/></text:span><text:span text:style-name="T618">αρχείο</text:span><text:span text:style-name="T619"><text:s/></text:span><text:span text:style-name="T620">για</text:span><text:span text:style-name="T621"><text:s/></text:span><text:span text:style-name="T622">αναπαραγωγή</text:span><text:span text:style-name="T623"><text:s/></text:span><text:span text:style-name="T624">και</text:span><text:span text:style-name="T625"><text:s/></text:span><text:span text:style-name="T626">το</text:span><text:span text:style-name="T627"><text:s/></text:span><text:span text:style-name="T628">άλλο</text:span><text:span text:style-name="T629"><text:s/></text:span><text:span text:style-name="T630">παράθυρο</text:span><text:span text:style-name="T631">,<text:s/></text:span><text:span text:style-name="T632">περιέχει</text:span><text:span text:style-name="T633"><text:s/></text:span><text:span text:style-name="T634">τα</text:span><text:span text:style-name="T635"><text:s/></text:span><text:span text:style-name="T636">μεταδεδομένα</text:span><text:span text:style-name="T637"><text:s/></text:span><text:span text:style-name="T638">για</text:span><text:span text:style-name="T639"><text:s/></text:span><text:span text:style-name="T640">κάθε</text:span><text:span text:style-name="T641"><text:s/></text:span><text:span text:style-name="T642">αρχείο</text:span><text:span text:style-name="T643">.<text:s/></text:span><text:span text:style-name="T644">Ο</text:span><text:span text:style-name="T645"><text:s/></text:span><text:span text:style-name="T646">χρήστης</text:span><text:span text:style-name="T647"><text:s/></text:span><text:span text:style-name="T648">επιλέγει</text:span><text:span text:style-name="T649"><text:s/></text:span><text:span text:style-name="T650">κάποιο</text:span><text:span text:style-name="T651"><text:s/></text:span><text:span text:style-name="T652">από</text:span><text:span text:style-name="T653"><text:s/></text:span><text:span text:style-name="T654">τα</text:span><text:span text:style-name="T655"><text:s/></text:span><text:span text:style-name="T656">εμφανιζόμενα</text:span><text:span text:style-name="T657"><text:s/></text:span><text:span text:style-name="T658">αρχεία</text:span><text:span text:style-name="T659"><text:s/></text:span><text:span text:style-name="T660">και</text:span><text:span text:style-name="T661"><text:s/></text:span><text:span text:style-name="T662">του</text:span><text:span text:style-name="T663"><text:s/></text:span><text:span text:style-name="T664">εμφανίζεται</text:span><text:span text:style-name="T665"><text:s/></text:span><text:span text:style-name="T666">ένα</text:span><text:span text:style-name="T667"><text:s/></text:span><text:span text:style-name="T668">μήνυμα</text:span><text:span text:style-name="T669"><text:s/></text:span><text:span text:style-name="T670">ώστε</text:span><text:span text:style-name="T671"><text:s/></text:span><text:span text:style-name="T672">να</text:span><text:span text:style-name="T673"><text:s/></text:span><text:span text:style-name="T674">είναι</text:span><text:span text:style-name="T675"><text:s/></text:span><text:span text:style-name="T676">σίγουρος</text:span><text:span text:style-name="T677"><text:s/></text:span><text:span text:style-name="T678">για</text:span><text:span text:style-name="T679"><text:s/></text:span><text:span text:style-name="T680">την</text:span><text:span text:style-name="T681"><text:s/></text:span><text:span text:style-name="T682">επιλογή</text:span><text:span text:style-name="T683"><text:s/></text:span><text:span text:style-name="T684">του</text:span><text:span text:style-name="T685">.</text:span></text:p>
      <text:p text:style-name="P8"><draw:frame text:anchor-type="as-char" svg:width="170.13mm" svg:height="95.51mm" style:rel-width="scale" style:rel-height="scale"><draw:object-ole xlink:href="OleObj6"/><draw:image xlink:href="ObjectReplacements/OleObj6"/></draw:frame><text:span text:style-name="T686"/></text:p>
      <text:p text:style-name="P8"><text:span text:style-name="T686"/></text:p>
      <text:p text:style-name="P8"><text:span text:style-name="T686"/></text:p>
      <text:p text:style-name="P8"><text:span text:style-name="T686"/></text:p>
      <text:p text:style-name="P8"><text:span text:style-name="T686"/></text:p>
      <text:p text:style-name="P8"><text:span text:style-name="T687">Μετά</text:span><text:span text:style-name="T688"><text:s/></text:span><text:span text:style-name="T689">είτε</text:span><text:span text:style-name="T690"><text:s/></text:span><text:span text:style-name="T691">της</text:span><text:span text:style-name="T692"><text:s/></text:span><text:span text:style-name="T693">επιλογής</text:span><text:span text:style-name="T694"><text:s/></text:span><text:span text:style-name="T695">του</text:span><text:span text:style-name="T696"><text:s/></text:span><text:span text:style-name="T697">φακέλου</text:span><text:span text:style-name="T698">,<text:s/></text:span><text:span text:style-name="T699">είτε</text:span><text:span text:style-name="T700"><text:s/></text:span><text:span text:style-name="T701">της</text:span><text:span text:style-name="T702"><text:s/></text:span><text:span text:style-name="T703">επιλογής</text:span><text:span text:style-name="T704"><text:s/></text:span><text:span text:style-name="T705">του</text:span><text:span text:style-name="T706"><text:s/></text:span><text:span text:style-name="T707">m3u file</text:span><text:span text:style-name="T708">,<text:s/></text:span><text:span text:style-name="T709">ο</text:span><text:span text:style-name="T710"><text:s/></text:span><text:span text:style-name="T711">χρήστης</text:span><text:span text:style-name="T712"><text:s/></text:span><text:span text:style-name="T713">μπορεί</text:span><text:span text:style-name="T714"><text:s/></text:span><text:span text:style-name="T715">να</text:span><text:span text:style-name="T716"><text:s/></text:span><text:span text:style-name="T717">πατήσει</text:span><text:span text:style-name="T718"><text:s/></text:span><text:span text:style-name="T719">το</text:span><text:span text:style-name="T720"><text:s/>button<text:s/></text:span><text:span text:style-name="T721">Play,<text:s/></text:span><text:span text:style-name="T722">έτσι</text:span><text:span text:style-name="T723"><text:s/></text:span><text:span text:style-name="T724">ώστε</text:span><text:span text:style-name="T725"><text:s/></text:span><text:span text:style-name="T726">να</text:span><text:span text:style-name="T727"><text:s/></text:span><text:span text:style-name="T728">ακούσει</text:span><text:span text:style-name="T729"><text:s/></text:span><text:span text:style-name="T730">το</text:span><text:span text:style-name="T731"><text:s/></text:span><text:span text:style-name="T732">επιλεγμένο</text:span><text:span text:style-name="T733"><text:s/></text:span><text:span text:style-name="T734">κομμάτι</text:span><text:span text:style-name="T735"><text:s/></text:span><text:span text:style-name="T736">έως</text:span><text:span text:style-name="T737"><text:s/></text:span><text:span text:style-name="T738">το</text:span><text:span text:style-name="T739"><text:s/></text:span><text:span text:style-name="T740">τέλος</text:span><text:span text:style-name="T741"><text:s/></text:span><text:span text:style-name="T742">του</text:span><text:span text:style-name="T743">,<text:s/></text:span><text:span text:style-name="T744">μπορεί</text:span><text:span text:style-name="T745"><text:s/></text:span><text:span text:style-name="T746">να</text:span><text:span text:style-name="T747"><text:s/></text:span><text:span text:style-name="T748">πατήσει</text:span><text:span text:style-name="T749"><text:s/></text:span><text:span text:style-name="T750">το</text:span><text:span text:style-name="T751"><text:s/>button<text:s/></text:span><text:span text:style-name="T752">Stop,<text:s/></text:span><text:span text:style-name="T753">ώστε</text:span><text:span text:style-name="T754"><text:s/></text:span><text:span text:style-name="T755">να</text:span><text:span text:style-name="T756"><text:s/></text:span><text:span text:style-name="T757">σταματήσει</text:span><text:span text:style-name="T758"><text:s/></text:span><text:span text:style-name="T759">προσωρινά</text:span><text:span text:style-name="T760"><text:s/></text:span><text:span text:style-name="T761">το</text:span><text:span text:style-name="T762"><text:s/></text:span><text:span text:style-name="T763">τραγούδι</text:span><text:span text:style-name="T764">,<text:s/></text:span><text:span text:style-name="T765">μπορεί</text:span><text:span text:style-name="T766"><text:s/></text:span><text:span text:style-name="T767">να</text:span><text:span text:style-name="T768"><text:s/></text:span><text:span text:style-name="T769">πατήσει</text:span><text:span text:style-name="T770"><text:s/></text:span><text:span text:style-name="T771">το</text:span><text:span text:style-name="T772"><text:s/>button<text:s/></text:span><text:span text:style-name="T773">Resume,<text:s/></text:span><text:span text:style-name="T774">ώστε</text:span><text:span text:style-name="T775"><text:s/></text:span><text:span text:style-name="T776">να</text:span><text:span text:style-name="T777"><text:s/></text:span><text:span text:style-name="T778">συνεχίσει</text:span><text:span text:style-name="T779"><text:s/></text:span><text:span text:style-name="T780">το</text:span><text:span text:style-name="T781"><text:s/></text:span><text:span text:style-name="T782">κομμάτι</text:span><text:span text:style-name="T783"><text:s/></text:span><text:span text:style-name="T784">απο</text:span><text:span text:style-name="T785"><text:s/></text:span><text:span text:style-name="T786">την</text:span><text:span text:style-name="T787"><text:s/></text:span><text:span text:style-name="T788">χρονική</text:span><text:span text:style-name="T789"><text:s/></text:span><text:span text:style-name="T790">στιγμή</text:span><text:span text:style-name="T791"><text:s/></text:span><text:span text:style-name="T792">που</text:span><text:span text:style-name="T793"><text:s/></text:span><text:span text:style-name="T794">το</text:span><text:span text:style-name="T795"><text:s/></text:span><text:span text:style-name="T796">σταμάτησε</text:span><text:span text:style-name="T797">,<text:s/></text:span><text:span text:style-name="T798">μπορεί</text:span><text:span text:style-name="T799"><text:s/></text:span><text:span text:style-name="T800">να</text:span><text:span text:style-name="T801"><text:s/></text:span><text:span text:style-name="T802">πατήσει</text:span><text:span text:style-name="T803"><text:s/></text:span><text:span text:style-name="T804">το</text:span><text:span text:style-name="T805"><text:s/>button<text:s/></text:span><text:span text:style-name="T806">Select next random song,<text:s/></text:span><text:span text:style-name="T807">έτσι</text:span><text:span text:style-name="T808"><text:s/></text:span><text:span text:style-name="T809">ώστε</text:span><text:span text:style-name="T810"><text:s/></text:span><text:span text:style-name="T811">να</text:span><text:span text:style-name="T812"><text:s/></text:span><text:span text:style-name="T813">αναπαράγει</text:span><text:span text:style-name="T814"><text:s/></text:span><text:span text:style-name="T815">κάποιο</text:span><text:span text:style-name="T816"><text:s/></text:span><text:span text:style-name="T817">τυχαίο</text:span><text:span text:style-name="T818"><text:s/></text:span><text:span text:style-name="T819">κομμάτι</text:span><text:span text:style-name="T820"><text:s/></text:span><text:span text:style-name="T821">απο</text:span><text:span text:style-name="T822"><text:s/></text:span><text:span text:style-name="T823">την</text:span><text:span text:style-name="T824"><text:s/></text:span><text:span text:style-name="T825">λίστα</text:span><text:span text:style-name="T826"><text:s/></text:span><text:span text:style-name="T827">το</text:span><text:span text:style-name="T828"><text:s/></text:span><text:span text:style-name="T829">οποίο</text:span><text:span text:style-name="T830"><text:s/></text:span><text:span text:style-name="T831">δεν</text:span><text:span text:style-name="T832"><text:s/></text:span><text:span text:style-name="T833">έχει</text:span><text:span text:style-name="T834"><text:s/></text:span><text:span text:style-name="T835">παίξει</text:span><text:span text:style-name="T836"><text:s/></text:span><text:span text:style-name="T837">ακόμη</text:span><text:span text:style-name="T838">,<text:s/></text:span><text:span text:style-name="T839">μπορεί</text:span><text:span text:style-name="T840"><text:s/></text:span><text:span text:style-name="T841">να</text:span><text:span text:style-name="T842"><text:s/></text:span><text:span text:style-name="T843">πατήσει</text:span><text:span text:style-name="T844"><text:s/></text:span><text:span text:style-name="T845">το</text:span><text:span text:style-name="T846"><text:s/>button<text:s/></text:span><text:span text:style-name="T847">Select next song,<text:s/></text:span><text:span text:style-name="T848">έτσι</text:span><text:span text:style-name="T849"><text:s/></text:span><text:span text:style-name="T850">ώστε</text:span><text:span text:style-name="T851"><text:s/></text:span><text:span text:style-name="T852">να</text:span><text:span text:style-name="T853"><text:s/></text:span><text:span text:style-name="T854">αναπαράγει</text:span><text:span text:style-name="T855"><text:s/></text:span><text:span text:style-name="T856">το</text:span><text:span text:style-name="T857"><text:s/></text:span><text:span text:style-name="T858">αμέσως</text:span><text:span text:style-name="T859"><text:s/></text:span><text:span text:style-name="T860">επόμενο</text:span><text:span text:style-name="T861"><text:s/></text:span><text:span text:style-name="T862">κομμάτι</text:span><text:span text:style-name="T863"><text:s/></text:span><text:span text:style-name="T864">από</text:span><text:span text:style-name="T865"><text:s/></text:span><text:span text:style-name="T866">αυτό</text:span><text:span text:style-name="T867"><text:s/></text:span><text:span text:style-name="T868">που</text:span><text:span text:style-name="T869"><text:s/></text:span><text:span text:style-name="T870">παίζει</text:span><text:span text:style-name="T871"><text:s/></text:span><text:span text:style-name="T872">ήδη</text:span><text:span text:style-name="T873"><text:s/></text:span><text:span text:style-name="T874">της</text:span><text:span text:style-name="T875"><text:s/></text:span><text:span text:style-name="T876">λίστας</text:span><text:span text:style-name="T877">,<text:s text:c="2"/></text:span><text:span text:style-name="T878">μπορεί</text:span><text:span text:style-name="T879"><text:s/></text:span><text:span text:style-name="T880">να</text:span><text:span text:style-name="T881"><text:s/></text:span><text:span text:style-name="T882">πατήσει</text:span><text:span text:style-name="T883"><text:s/></text:span><text:span text:style-name="T884">το</text:span><text:span text:style-name="T885"><text:s/>button<text:s/></text:span><text:span text:style-name="T886">Close,<text:s/></text:span><text:span text:style-name="T887">έτσι</text:span><text:span text:style-name="T888"><text:s/></text:span><text:span text:style-name="T889">ώστε</text:span><text:span text:style-name="T890"><text:s/></text:span><text:span text:style-name="T891">να</text:span><text:span text:style-name="T892"><text:s/></text:span><text:span text:style-name="T893">κλείσει</text:span><text:span text:style-name="T894"><text:s/></text:span><text:span text:style-name="T895">τον</text:span><text:span text:style-name="T896"><text:s/></text:span><text:span text:style-name="T897">player</text:span><text:span text:style-name="T898"><text:s/></text:span><text:span text:style-name="T899">και</text:span><text:span text:style-name="T900"><text:s/></text:span><text:span text:style-name="T901">να</text:span><text:span text:style-name="T902"><text:s/></text:span><text:span text:style-name="T903">αποδεσμεύσει</text:span><text:span text:style-name="T904"><text:s/></text:span><text:span text:style-name="T905">τους</text:span><text:span text:style-name="T906"><text:s/></text:span><text:span text:style-name="T907">πόρους</text:span><text:span text:style-name="T908"><text:s/></text:span><text:span text:style-name="T909">του</text:span><text:span text:style-name="T910">.<text:s/></text:span><text:span text:style-name="T911">Τέλος</text:span><text:span text:style-name="T912">,<text:s/></text:span><text:span text:style-name="T913">μπορεί</text:span><text:span text:style-name="T914"><text:s/></text:span><text:span text:style-name="T915">να</text:span><text:span text:style-name="T916"><text:s/></text:span><text:span text:style-name="T917">πατήσει</text:span><text:span text:style-name="T918"><text:s/></text:span><text:span text:style-name="T919">είτε</text:span><text:span text:style-name="T920"><text:s/></text:span><text:span text:style-name="T921">το</text:span><text:span text:style-name="T922"><text:s/>button<text:s/></text:span><text:span text:style-name="T923">Terminate Program</text:span><text:span text:style-name="T924">,<text:s/></text:span><text:span text:style-name="T925">είτε</text:span><text:span text:style-name="T926"><text:s/></text:span><text:span text:style-name="T927">να</text:span><text:span text:style-name="T928"><text:s/></text:span><text:span text:style-name="T929">πατήσει</text:span><text:span text:style-name="T930"><text:s/></text:span><text:span text:style-name="T931">το</text:span><text:span text:style-name="T932"><text:s/></text:span><text:span text:style-name="T933">Χ</text:span><text:span text:style-name="T934"><text:s/></text:span><text:span text:style-name="T935">πάνω</text:span><text:span text:style-name="T936"><text:s/></text:span><text:span text:style-name="T937">δεξιά</text:span><text:span text:style-name="T938"><text:s/></text:span><text:span text:style-name="T939">του</text:span><text:span text:style-name="T940"><text:s/></text:span><text:span text:style-name="T941">παραθύρου</text:span><text:span text:style-name="T942">,<text:s/></text:span><text:span text:style-name="T943">έτσι</text:span><text:span text:style-name="T944"><text:s/></text:span><text:span text:style-name="T945">ώστε</text:span><text:span text:style-name="T946"><text:s/></text:span><text:span text:style-name="T947">να</text:span><text:span text:style-name="T948"><text:s/></text:span><text:span text:style-name="T949">τερματίσει</text:span><text:span text:style-name="T950"><text:s/></text:span><text:span text:style-name="T951">το</text:span><text:span text:style-name="T952"><text:s/></text:span><text:span text:style-name="T953">πρόγραμμα</text:span><text:span text:style-name="T954">.</text:span></text:p>
      <text:p text:style-name="P8"><text:span text:style-name="T955"/></text:p>
      <text:p text:style-name="P8"><text:span text:style-name="T956">Επίσης</text:span><text:span text:style-name="T957"><text:s/></text:span><text:span text:style-name="T958">το</text:span><text:span text:style-name="T959"><text:s/></text:span><text:span text:style-name="T960">label</text:span><text:span text:style-name="T961">,<text:s/></text:span><text:span text:style-name="T962">αλλάζει</text:span><text:span text:style-name="T963"><text:s/></text:span><text:span text:style-name="T964">δυναμικά</text:span><text:span text:style-name="T965"><text:s/></text:span><text:span text:style-name="T966">ανάλογα</text:span><text:span text:style-name="T967"><text:s/></text:span><text:span text:style-name="T968">με</text:span><text:span text:style-name="T969"><text:s/></text:span><text:span text:style-name="T970">τις</text:span><text:span text:style-name="T971"><text:s/></text:span><text:span text:style-name="T972">ενέργειες</text:span><text:span text:style-name="T973"><text:s/></text:span><text:span text:style-name="T974">του</text:span><text:span text:style-name="T975"><text:s/></text:span><text:span text:style-name="T976">χρήστη</text:span><text:span text:style-name="T977">.<text:s/></text:span><text:span text:style-name="T978">Για</text:span><text:span text:style-name="T979"><text:s/></text:span><text:span text:style-name="T980">παράδειγμα</text:span><text:span text:style-name="T981">,<text:s/></text:span><text:span text:style-name="T982">αν</text:span><text:span text:style-name="T983"><text:s/></text:span><text:span text:style-name="T984">πατήσει</text:span><text:span text:style-name="T985"><text:s/></text:span><text:span text:style-name="T986">το</text:span><text:span text:style-name="T987"><text:s/>button<text:s/></text:span><text:span text:style-name="T988">Play:</text:span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text:span text:style-name="T989"/></text:p>
      <text:p text:style-name="P8"><draw:frame text:anchor-type="as-char" svg:width="170.13mm" svg:height="95.51mm" style:rel-width="scale" style:rel-height="scale"><draw:object-ole xlink:href="OleObj7"/><draw:image xlink:href="ObjectReplacements/OleObj7"/></draw:frame><text:span text:style-name="T989"/></text:p>
      <text:p text:style-name="P8"><text:span text:style-name="T990">Παρατηρούμε</text:span><text:span text:style-name="T991"><text:s/></text:span><text:span text:style-name="T992">ότι</text:span><text:span text:style-name="T993">,<text:s/></text:span><text:span text:style-name="T994">το</text:span><text:span text:style-name="T995"><text:s/></text:span><text:span text:style-name="T996">label<text:s/></text:span><text:span text:style-name="T997">έχει</text:span><text:span text:style-name="T998"><text:s/></text:span><text:span text:style-name="T999">πάρει</text:span><text:span text:style-name="T1000"><text:s/></text:span><text:span text:style-name="T1001">πράγματι</text:span><text:span text:style-name="T1002"><text:s/></text:span><text:span text:style-name="T1003">διαφορετική</text:span><text:span text:style-name="T1004"><text:s/></text:span><text:span text:style-name="T1005">τιμή</text:span><text:span text:style-name="T1006">.</text:span></text:p>
      <text:p text:style-name="P8"><text:span text:style-name="T1007"/></text:p>
      <text:p text:style-name="P8"><text:span text:style-name="T1008">Αξίζει</text:span><text:span text:style-name="T1009"><text:s/></text:span><text:span text:style-name="T1010">να</text:span><text:span text:style-name="T1011"><text:s/></text:span><text:span text:style-name="T1012">σημειωθεί</text:span><text:span text:style-name="T1013">,<text:s/></text:span><text:span text:style-name="T1014">ότι</text:span><text:span text:style-name="T1015"><text:s/></text:span><text:span text:style-name="T1016">ο</text:span><text:span text:style-name="T1017"><text:s/></text:span><text:span text:style-name="T1018">χρήστης</text:span><text:span text:style-name="T1019"><text:s/></text:span><text:span text:style-name="T1020">μπορεί</text:span><text:span text:style-name="T1021"><text:s/></text:span><text:span text:style-name="T1022">να</text:span><text:span text:style-name="T1023"><text:s/></text:span><text:span text:style-name="T1024">αλλάξει</text:span><text:span text:style-name="T1025"><text:s/></text:span><text:span text:style-name="T1026">δυναμικά</text:span><text:span text:style-name="T1027"><text:s/></text:span><text:span text:style-name="T1028">την</text:span><text:span text:style-name="T1029"><text:s/></text:span><text:span text:style-name="T1030">στρατηγική</text:span><text:span text:style-name="T1031"><text:s/></text:span><text:span text:style-name="T1032">επιλογής</text:span><text:span text:style-name="T1033"><text:s/></text:span><text:span text:style-name="T1034">του</text:span><text:span text:style-name="T1035"><text:s/></text:span><text:span text:style-name="T1036">επόμενου</text:span><text:span text:style-name="T1037"><text:s/></text:span><text:span text:style-name="T1038">κομματιού</text:span><text:span text:style-name="T1039">,<text:s/></text:span><text:span text:style-name="T1040">όπως</text:span><text:span text:style-name="T1041"><text:s/></text:span><text:span text:style-name="T1042">και</text:span><text:span text:style-name="T1043"><text:s/></text:span><text:span text:style-name="T1044">να</text:span><text:span text:style-name="T1045"><text:s/></text:span><text:span text:style-name="T1046">επιλέξει</text:span><text:span text:style-name="T1047"><text:s/></text:span><text:span text:style-name="T1048">να</text:span><text:span text:style-name="T1049"><text:s/></text:span><text:span text:style-name="T1050">ακούσει</text:span><text:span text:style-name="T1051"><text:s/></text:span><text:span text:style-name="T1052">κάποιο</text:span><text:span text:style-name="T1053"><text:s/></text:span><text:span text:style-name="T1054">άλλο</text:span><text:span text:style-name="T1055"><text:s/></text:span><text:span text:style-name="T1056">κομμάτι</text:span><text:span text:style-name="T1057"><text:s/></text:span><text:span text:style-name="T1058">της</text:span><text:span text:style-name="T1059"><text:s/></text:span><text:span text:style-name="T1060">λίστας</text:span><text:span text:style-name="T1061">,<text:s/></text:span><text:span text:style-name="T1062">ενώ</text:span><text:span text:style-name="T1063"><text:s/></text:span><text:span text:style-name="T1064">ακούει</text:span><text:span text:style-name="T1065"><text:s/></text:span><text:span text:style-name="T1066">ήδη</text:span><text:span text:style-name="T1067"><text:s/></text:span><text:span text:style-name="T1068">κάποιο</text:span><text:span text:style-name="T1069"><text:s/></text:span><text:span text:style-name="T1070">και</text:span><text:span text:style-name="T1071"><text:s/></text:span><text:span text:style-name="T1072">μπορεί</text:span><text:span text:style-name="T1073"><text:s/></text:span><text:span text:style-name="T1074">να</text:span><text:span text:style-name="T1075"><text:s/></text:span><text:span text:style-name="T1076">αλλάξει</text:span><text:span text:style-name="T1077"><text:s/></text:span><text:span text:style-name="T1078">δυναμικά</text:span><text:span text:style-name="T1079"><text:s/></text:span><text:span text:style-name="T1080">και</text:span><text:span text:style-name="T1081"><text:s/></text:span><text:span text:style-name="T1082">τον</text:span><text:span text:style-name="T1083"><text:s/></text:span><text:span text:style-name="T1084">τρόπο</text:span><text:span text:style-name="T1085"><text:s/></text:span><text:span text:style-name="T1086">με</text:span><text:span text:style-name="T1087"><text:s/></text:span><text:span text:style-name="T1088">τον</text:span><text:span text:style-name="T1089"><text:s/></text:span><text:span text:style-name="T1090">οποίο</text:span><text:span text:style-name="T1091"><text:s/></text:span><text:span text:style-name="T1092">θα</text:span><text:span text:style-name="T1093"><text:s/></text:span><text:span text:style-name="T1094">δημιουργηθεί</text:span><text:span text:style-name="T1095"><text:s/></text:span><text:span text:style-name="T1096">η</text:span><text:span text:style-name="T1097"><text:s/></text:span><text:span text:style-name="T1098">λίστα</text:span><text:span text:style-name="T1099">.</text:span></text:p>
      <text:p text:style-name="P8"><text:span text:style-name="T1100"/></text:p>
      <text:p text:style-name="P8"><text:span text:style-name="T1100"/></text:p>
      <text:p text:style-name="P8"><text:span text:style-name="T1101">Παρατηρήσεις</text:span><text:span text:style-name="T1102">: </text:span></text:p>
      <text:list text:style-name="L9">
        <text:list-item>
          <text:p text:style-name="P9"><text:span text:style-name="T1103">Αν</text:span><text:span text:style-name="T1104"><text:s/></text:span><text:span text:style-name="T1105">ο</text:span><text:span text:style-name="T1106"><text:s/></text:span><text:span text:style-name="T1107">χρήστης</text:span><text:span text:style-name="T1108">,<text:s/></text:span><text:span text:style-name="T1109">επιλέξει</text:span><text:span text:style-name="T1110"><text:s/></text:span><text:span text:style-name="T1111">την</text:span><text:span text:style-name="T1112"><text:s/></text:span><text:span text:style-name="T1113">δημιουργία</text:span><text:span text:style-name="T1114"><text:s/></text:span><text:span text:style-name="T1115">λίστας</text:span><text:span text:style-name="T1116"><text:s/></text:span><text:span text:style-name="T1117">μέσω</text:span><text:span text:style-name="T1118"><text:s/></text:span><text:span text:style-name="T1119">του</text:span><text:span text:style-name="T1120"><text:s/></text:span><text:span text:style-name="T1121">m3u file,<text:s/></text:span><text:span text:style-name="T1122">εμφανίζονται</text:span><text:span text:style-name="T1123"><text:s/></text:span><text:span text:style-name="T1124">τα</text:span><text:span text:style-name="T1125"><text:s/></text:span><text:span text:style-name="T1126">δεδομένα</text:span><text:span text:style-name="T1127"><text:s/></text:span><text:span text:style-name="T1128">σε</text:span><text:span text:style-name="T1129"><text:s/></text:span><text:span text:style-name="T1130">ένα</text:span><text:span text:style-name="T1131"><text:s/></text:span><text:span text:style-name="T1132">νέο</text:span><text:span text:style-name="T1133"><text:s/></text:span><text:span text:style-name="T1134">frame</text:span><text:span text:style-name="T1135"><text:s/></text:span><text:span text:style-name="T1136">μέσα</text:span><text:span text:style-name="T1137"><text:s/></text:span><text:span text:style-name="T1138">σε</text:span><text:span text:style-name="T1139"><text:s/></text:span><text:span text:style-name="T1140">μια</text:span><text:span text:style-name="T1141"><text:s/></text:span><text:span text:style-name="T1142">Jlist.<text:s/></text:span><text:span text:style-name="T1143">Μολις</text:span><text:span text:style-name="T1144"><text:s/></text:span><text:span text:style-name="T1145">ο</text:span><text:span text:style-name="T1146"><text:s/></text:span><text:span text:style-name="T1147">χρήστης</text:span><text:span text:style-name="T1148"><text:s/></text:span><text:span text:style-name="T1149">επιλέξει</text:span><text:span text:style-name="T1150"><text:s/></text:span><text:span text:style-name="T1151">κομμάτι</text:span><text:span text:style-name="T1152">,<text:s/></text:span><text:span text:style-name="T1153">το</text:span><text:span text:style-name="T1154"><text:s/></text:span><text:span text:style-name="T1155">συγκεκριμένο</text:span><text:span text:style-name="T1156"><text:s/></text:span><text:span text:style-name="T1157">παράθυρο</text:span><text:span text:style-name="T1158"><text:s/></text:span><text:span text:style-name="T1159">κλείνει</text:span><text:span text:style-name="T1160"><text:s/></text:span><text:span text:style-name="T1161">αυτόματα</text:span><text:span text:style-name="T1162">.</text:span></text:p>
        </text:list-item>
        <text:list-item>
          <text:p text:style-name="P9"><text:span text:style-name="T1163">Τα</text:span><text:span text:style-name="T1164"><text:s/></text:span><text:span text:style-name="T1165">μεταδεδομένα</text:span><text:span text:style-name="T1166">,<text:s/></text:span><text:span text:style-name="T1167">εμφανίζονται</text:span><text:span text:style-name="T1168"><text:s/></text:span><text:span text:style-name="T1169">σε</text:span><text:span text:style-name="T1170"><text:s/></text:span><text:span text:style-name="T1171">νέο</text:span><text:span text:style-name="T1172"><text:s/></text:span><text:span text:style-name="T1173">frame<text:s/></text:span><text:span text:style-name="T1174">μέσα</text:span><text:span text:style-name="T1175"><text:s/></text:span><text:span text:style-name="T1176">σε</text:span><text:span text:style-name="T1177"><text:s/></text:span><text:span text:style-name="T1178">ένα</text:span><text:span text:style-name="T1179"><text:s/></text:span><text:span text:style-name="T1180">Jtable.<text:s/></text:span><text:span text:style-name="T1181">Μολις</text:span><text:span text:style-name="T1182"><text:s/></text:span><text:span text:style-name="T1183">ο</text:span><text:span text:style-name="T1184"><text:s/></text:span><text:span text:style-name="T1185">χρήστης</text:span><text:span text:style-name="T1186"><text:s/></text:span><text:span text:style-name="T1187">επιλέξει</text:span><text:span text:style-name="T1188"><text:s/></text:span><text:span text:style-name="T1189">κομμάτι</text:span><text:span text:style-name="T1190">,<text:s/></text:span><text:span text:style-name="T1191">το</text:span><text:span text:style-name="T1192"><text:s/></text:span><text:span text:style-name="T1193">συγκεκριμένο</text:span><text:span text:style-name="T1194"><text:s/></text:span><text:span text:style-name="T1195">παράθυρο</text:span><text:span text:style-name="T1196"><text:s/></text:span><text:span text:style-name="T1197">κλείνει</text:span><text:span text:style-name="T1198"><text:s/></text:span><text:span text:style-name="T1199">αυτόματα</text:span><text:span text:style-name="T1200">.</text:span></text:p>
        </text:list-item>
        <text:list-item>
          <text:p text:style-name="P9"><text:span text:style-name="T1201">Για</text:span><text:span text:style-name="T1202"><text:s/></text:span><text:span text:style-name="T1203">την</text:span><text:span text:style-name="T1204"><text:s/></text:span><text:span text:style-name="T1205">εξαγωγή</text:span><text:span text:style-name="T1206"><text:s/></text:span><text:span text:style-name="T1207">των</text:span><text:span text:style-name="T1208"><text:s/></text:span><text:span text:style-name="T1209">μεταδεδομένων</text:span><text:span text:style-name="T1210">,<text:s/></text:span><text:span text:style-name="T1211">χρησιμοποιήσαμε</text:span><text:span text:style-name="T1212"><text:s/></text:span><text:span text:style-name="T1213">την</text:span><text:span text:style-name="T1214"><text:s/></text:span><text:span text:style-name="T1215">βιβλιοθήκη</text:span><text:span text:style-name="T1216"><text:s/></text:span><text:span text:style-name="T1217">Tika.<text:s/></text:span><text:span text:style-name="T1218">Η</text:span><text:span text:style-name="T1219"><text:s/></text:span><text:span text:style-name="T1220">συγκεκριμένη</text:span><text:span text:style-name="T1221"><text:s/></text:span><text:span text:style-name="T1222">βιβλιοθήκη</text:span><text:span text:style-name="T1223">,<text:s/></text:span><text:span text:style-name="T1224">περιέχει</text:span><text:span text:style-name="T1225"><text:s/></text:span><text:span text:style-name="T1226">την</text:span><text:span text:style-name="T1227"><text:s/>class<text:s/></text:span><text:span text:style-name="T1228">AutoDetectParser</text:span><text:span text:style-name="T1229"><text:s/></text:span><text:span text:style-name="T1230">την</text:span><text:span text:style-name="T1231"><text:s/></text:span><text:span text:style-name="T1232">οποία</text:span><text:span text:style-name="T1233"><text:s/></text:span><text:span text:style-name="T1234">και</text:span><text:span text:style-name="T1235"><text:s/></text:span><text:span text:style-name="T1236">χρησιμοποιήσαμε</text:span><text:span text:style-name="T1237">.<text:s/></text:span><text:span text:style-name="T1238">Η</text:span><text:span text:style-name="T1239"><text:s/></text:span><text:span text:style-name="T1240">δουλειά</text:span><text:span text:style-name="T1241"><text:s/></text:span><text:span text:style-name="T1242">της</text:span><text:span text:style-name="T1243"><text:s/></text:span><text:span text:style-name="T1244">είναι</text:span><text:span text:style-name="T1245"><text:s/></text:span><text:span text:style-name="T1246">να</text:span><text:span text:style-name="T1247"><text:s/></text:span><text:span text:style-name="T1248">ανιχνεύει</text:span><text:span text:style-name="T1249"><text:s/></text:span><text:span text:style-name="T1250">αυτόματα</text:span><text:span text:style-name="T1251"><text:s/></text:span><text:span text:style-name="T1252">τον</text:span><text:span text:style-name="T1253"><text:s/></text:span><text:span text:style-name="T1254">τύπο</text:span><text:span text:style-name="T1255"><text:s/></text:span><text:span text:style-name="T1256">του</text:span><text:span text:style-name="T1257"><text:s/></text:span><text:span text:style-name="T1258">εγγράφου</text:span><text:span text:style-name="T1259">(</text:span><text:span text:style-name="T1260">το</text:span><text:span text:style-name="T1261"><text:s/></text:span><text:span text:style-name="T1262">οποίο</text:span><text:span text:style-name="T1263"><text:s/></text:span><text:span text:style-name="T1264">περνούσαμε</text:span><text:span text:style-name="T1265"><text:s/></text:span><text:span text:style-name="T1266">ως</text:span><text:span text:style-name="T1267"><text:s/></text:span><text:span text:style-name="T1268">FileInputStream</text:span><text:span text:style-name="T1269">)<text:s/></text:span><text:span text:style-name="T1270">και</text:span><text:span text:style-name="T1271"><text:s/></text:span><text:span text:style-name="T1272">να</text:span><text:span text:style-name="T1273"><text:s/></text:span><text:span text:style-name="T1274">το</text:span><text:span text:style-name="T1275"><text:s/></text:span><text:span text:style-name="T1276">στέλνει</text:span><text:span text:style-name="T1277"><text:s/></text:span><text:span text:style-name="T1278">στον</text:span><text:span text:style-name="T1279"><text:s/></text:span><text:span text:style-name="T1280">κατάλληλο</text:span><text:span text:style-name="T1281"><text:s/></text:span><text:span text:style-name="T1282">parser.<text:s/></text:span><text:span text:style-name="T1283">Έπειτα</text:span><text:span text:style-name="T1284">,<text:s/></text:span><text:span text:style-name="T1285">μέσω</text:span><text:span text:style-name="T1286"><text:s/></text:span><text:span text:style-name="T1287">της</text:span><text:span text:style-name="T1288"><text:s/></text:span><text:span text:style-name="T1289">μεθόδου</text:span><text:span text:style-name="T1290"><text:s/></text:span><text:span text:style-name="T1291">της</text:span><text:span text:style-name="T1292"><text:s/></text:span><text:span text:style-name="T1293">parse()</text:span><text:span text:style-name="T1294">,<text:s/></text:span><text:span text:style-name="T1295">εξάγαμε</text:span><text:span text:style-name="T1296"><text:s/></text:span><text:span text:style-name="T1297">τα</text:span><text:span text:style-name="T1298"><text:s/></text:span><text:span text:style-name="T1299">μεταδεδομένα</text:span><text:span text:style-name="T1300"><text:s/></text:span><text:span text:style-name="T1301">των</text:span><text:span text:style-name="T1302"><text:s/></text:span><text:span text:style-name="T1303">τραγουδιών</text:span><text:span text:style-name="T1304">,<text:s/></text:span><text:span text:style-name="T1305">δίνοντας</text:span><text:span text:style-name="T1306"><text:s/></text:span><text:span text:style-name="T1307">ως</text:span><text:span text:style-name="T1308"><text:s/></text:span><text:span text:style-name="T1309">ορίσματα</text:span><text:span text:style-name="T1310"><text:s/></text:span><text:span text:style-name="T1311">ένα</text:span><text:span text:style-name="T1312"><text:s text:c="2"/></text:span><text:span text:style-name="T1313">FileInputStream</text:span><text:span text:style-name="T1314">,<text:s/></text:span><text:span text:style-name="T1315">το</text:span><text:span text:style-name="T1316"><text:s/></text:span><text:span text:style-name="T1317">οποίο</text:span><text:span text:style-name="T1318"><text:s/></text:span><text:span text:style-name="T1319">ήταν</text:span><text:span text:style-name="T1320"><text:s/></text:span><text:span text:style-name="T1321">και</text:span><text:span text:style-name="T1322"><text:s/></text:span><text:span text:style-name="T1323">το</text:span><text:span text:style-name="T1324"><text:s/></text:span><text:span text:style-name="T1325">αρχείο</text:span><text:span text:style-name="T1326"><text:s/></text:span><text:span text:style-name="T1327">του</text:span><text:span text:style-name="T1328"><text:s/></text:span><text:span text:style-name="T1329">οποίου</text:span><text:span text:style-name="T1330"><text:s/></text:span><text:span text:style-name="T1331">θέλαμε</text:span><text:span text:style-name="T1332"><text:s/></text:span><text:span text:style-name="T1333">να</text:span><text:span text:style-name="T1334"><text:s/></text:span><text:span text:style-name="T1335">εξάγουμε</text:span><text:span text:style-name="T1336"><text:s/></text:span><text:span text:style-name="T1337">τα</text:span><text:span text:style-name="T1338"><text:s/></text:span><text:span text:style-name="T1339">μεταδεδομένα</text:span><text:span text:style-name="T1340">,<text:s/></text:span><text:span text:style-name="T1341">μια</text:span><text:span text:style-name="T1342"><text:s/></text:span><text:span text:style-name="T1343">μεταβλητή</text:span><text:span text:style-name="T1344"><text:s/></text:span><text:span text:style-name="T1345">τύπου</text:span><text:span text:style-name="T1346"><text:s/></text:span><text:span text:style-name="T1347">Metadata,<text:s/></text:span><text:span text:style-name="T1348">το</text:span><text:span text:style-name="T1349"><text:s/></text:span><text:span text:style-name="T1350">οποίο</text:span><text:span text:style-name="T1351"><text:s/></text:span><text:span text:style-name="T1352">περιέχει</text:span><text:span text:style-name="T1353"><text:s/></text:span><text:span text:style-name="T1354">τα</text:span><text:span text:style-name="T1355"><text:s/></text:span><text:span text:style-name="T1356">μεταδεδομένα</text:span><text:span text:style-name="T1357"><text:s/></text:span><text:span text:style-name="T1358">του</text:span><text:span text:style-name="T1359"><text:s/></text:span><text:span text:style-name="T1360">αρχείου</text:span><text:span text:style-name="T1361">,<text:s/></text:span><text:span text:style-name="T1362">μια</text:span><text:span text:style-name="T1363"><text:s/></text:span><text:span text:style-name="T1364">μεταβλητή</text:span><text:span text:style-name="T1365"><text:s/></text:span><text:span text:style-name="T1366">τύπου</text:span><text:span text:style-name="T1367"><text:s/></text:span><text:span text:style-name="T1368">ContentHandler,<text:s/></text:span><text:span text:style-name="T1369">μέσω</text:span><text:span text:style-name="T1370"><text:s/></text:span><text:span text:style-name="T1371">της</text:span><text:span text:style-name="T1372"><text:s/></text:span><text:span text:style-name="T1373">οποίας</text:span><text:span text:style-name="T1374"><text:s/></text:span><text:span text:style-name="T1375">η</text:span><text:span text:style-name="T1376"><text:s/></text:span><text:span text:style-name="T1377">συγκεκριμένη</text:span><text:span text:style-name="T1378"><text:s/></text:span><text:span text:style-name="T1379">βιβλιοθήκη</text:span><text:span text:style-name="T1380">,<text:s/></text:span><text:span text:style-name="T1381">στέλνει</text:span><text:span text:style-name="T1382"><text:s/></text:span><text:span text:style-name="T1383">περιεχόμενο</text:span><text:span text:style-name="T1384"><text:s/></text:span><text:span text:style-name="T1385">ως</text:span><text:span text:style-name="T1386"><text:s/></text:span><text:span text:style-name="T1387">XHTML<text:s/></text:span><text:span text:style-name="T1388">και</text:span><text:span text:style-name="T1389"><text:s/></text:span><text:span text:style-name="T1390">εξάγει</text:span><text:span text:style-name="T1391"><text:s/></text:span><text:span text:style-name="T1392">το</text:span><text:span text:style-name="T1393"><text:s/></text:span><text:span text:style-name="T1394">περιεχόμενο</text:span><text:span text:style-name="T1395"><text:s/></text:span><text:span text:style-name="T1396">με</text:span><text:span text:style-name="T1397"><text:s/></text:span><text:span text:style-name="T1398">SAX API<text:s/></text:span><text:span text:style-name="T1399"><text:s/></text:span><text:span text:style-name="T1400">και</text:span><text:span text:style-name="T1401"><text:s/></text:span><text:span text:style-name="T1402">μια</text:span><text:span text:style-name="T1403"><text:s/></text:span><text:span text:style-name="T1404">μεταβλητή</text:span><text:span text:style-name="T1405"><text:s/></text:span><text:span text:style-name="T1406">τύπου</text:span><text:span text:style-name="T1407"><text:s/></text:span><text:span text:style-name="T1408">ParseContext</text:span><text:span text:style-name="T1409">,<text:s/></text:span><text:span text:style-name="T1410">η</text:span><text:span text:style-name="T1411"><text:s/></text:span><text:span text:style-name="T1412">οποία</text:span><text:span text:style-name="T1413"><text:s/></text:span><text:span text:style-name="T1414">χρησιμοποιείται</text:span><text:span text:style-name="T1415"><text:s/></text:span><text:span text:style-name="T1416">όταν</text:span><text:span text:style-name="T1417"><text:s/></text:span><text:span text:style-name="T1418">θέλουμε</text:span><text:span text:style-name="T1419"><text:s/></text:span><text:span text:style-name="T1420">να</text:span><text:span text:style-name="T1421"><text:s/></text:span><text:span text:style-name="T1422">προσαρμούσε</text:span><text:span text:style-name="T1423"><text:s/></text:span><text:span text:style-name="T1424">την</text:span><text:span text:style-name="T1425"><text:s/></text:span><text:span text:style-name="T1426">διαδικασία</text:span><text:span text:style-name="T1427"><text:s/></text:span><text:span text:style-name="T1428">ανάλυσης</text:span><text:span text:style-name="T1429">,<text:s/></text:span><text:span text:style-name="T1430">ανάλογα</text:span><text:span text:style-name="T1431"><text:s/></text:span><text:span text:style-name="T1432">με</text:span><text:span text:style-name="T1433"><text:s/></text:span><text:span text:style-name="T1434">τις</text:span><text:span text:style-name="T1435"><text:s/></text:span><text:span text:style-name="T1436">απαιτήσει</text:span><text:span text:style-name="T1437"><text:s/></text:span><text:span text:style-name="T1438">ςπου</text:span><text:span text:style-name="T1439"><text:s/></text:span><text:span text:style-name="T1440">υπάρχουν</text:span><text:span text:style-name="T1441"><text:s/></text:span><text:span text:style-name="T1442">κάθε</text:span><text:span text:style-name="T1443"><text:s/></text:span><text:span text:style-name="T1444">φορά</text:span><text:span text:style-name="T1445">.<text:s/></text:span><text:span text:style-name="T1446">Με</text:span><text:span text:style-name="T1447"><text:s/></text:span><text:span text:style-name="T1448">αυτόν</text:span><text:span text:style-name="T1449"><text:s/></text:span><text:span text:style-name="T1450">τον</text:span><text:span text:style-name="T1451"><text:s/></text:span><text:span text:style-name="T1452">τρόπο</text:span><text:span text:style-name="T1453">,<text:s/></text:span><text:span text:style-name="T1454">εξάγαμε</text:span><text:span text:style-name="T1455"><text:s/></text:span><text:span text:style-name="T1456">τα</text:span><text:span text:style-name="T1457"><text:s/></text:span><text:span text:style-name="T1458">μεταδεδομένα</text:span><text:span text:style-name="T1459"><text:s/></text:span><text:span text:style-name="T1460">κάθε</text:span><text:span text:style-name="T1461"><text:s/></text:span><text:span text:style-name="T1462">αρχείου</text:span><text:span text:style-name="T1463">.<text:s/></text:span><text:span text:style-name="T146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